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yel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8.9289" calcext:value-type="float">
            <text:p>38.9289</text:p>
          </table:table-cell>
          <table:table-cell/>
          <table:table-cell table:formula="of:=SQRT( ( [.B5] - [.B4]) ^2)" office:value-type="float" office:value="8.9289" calcext:value-type="float">
            <text:p>8.928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5]/[.D5]" office:value-type="float" office:value="1.67993817827504" calcext:value-type="float">
            <text:p>1.679938178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8.9289" calcext:value-type="float">
            <text:p>38.9289</text:p>
          </table:table-cell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Z20</text:p>
          </table:table-cell>
          <table:table-cell/>
          <table:table-cell table:formula="of:=SQRT( ([.B10] - [.B9] )^2 + ([.C10] - [.C9] )^2)" office:value-type="float" office:value="8.9289" calcext:value-type="float">
            <text:p>8.9289</text:p>
          </table:table-cell>
          <table:table-cell table:formula="of:=[.F10]*[.$G$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49" calcext:value-type="float">
            <text:p>49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35</text:p>
          </table:table-cell>
          <table:table-cell/>
          <table:table-cell table:formula="of:=SQRT( ([.B11] - [.B10] )^2 + ([.C11] - [.C10] )^2)" office:value-type="float" office:value="11.6872561026958" calcext:value-type="float">
            <text:p>11.6872561027</text:p>
          </table:table-cell>
          <table:table-cell table:formula="of:=[.G10] + [.F11]*[.$G$5]" office:value-type="float" office:value="34.6338677261966" calcext:value-type="float">
            <text:p>34.633867726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65" calcext:value-type="float">
            <text:p>65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50</text:p>
          </table:table-cell>
          <table:table-cell/>
          <table:table-cell table:formula="of:=SQRT( ([.B12] - [.B11] )^2 + ([.C12] - [.C11] )^2)" office:value-type="float" office:value="19.9163149201854" calcext:value-type="float">
            <text:p>19.9163149202</text:p>
          </table:table-cell>
          <table:table-cell table:formula="of:=[.G11] + [.F12]*[.$G$5]" office:value-type="float" office:value="68.0920455311649" calcext:value-type="float">
            <text:p>68.092045531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81" calcext:value-type="float">
            <text:p>81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65</text:p>
          </table:table-cell>
          <table:table-cell/>
          <table:table-cell table:formula="of:=SQRT( ([.B13] - [.B12] )^2 + ([.C13] - [.C12] )^2)" office:value-type="float" office:value="19.9163149201854" calcext:value-type="float">
            <text:p>19.9163149202</text:p>
          </table:table-cell>
          <table:table-cell table:formula="of:=[.G12] + [.F13]*[.$G$5]" office:value-type="float" office:value="101.550223336133" calcext:value-type="float">
            <text:p>101.55022333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97" calcext:value-type="float">
            <text:p>97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80</text:p>
          </table:table-cell>
          <table:table-cell/>
          <table:table-cell table:formula="of:=SQRT( ([.B14] - [.B13] )^2 + ([.C14] - [.C13] )^2)" office:value-type="float" office:value="19.9163149201854" calcext:value-type="float">
            <text:p>19.9163149202</text:p>
          </table:table-cell>
          <table:table-cell table:formula="of:=[.G13] + [.F14]*[.$G$5]" office:value-type="float" office:value="135.008401141101" calcext:value-type="float">
            <text:p>135.008401141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13" calcext:value-type="float">
            <text:p>113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95</text:p>
          </table:table-cell>
          <table:table-cell/>
          <table:table-cell table:formula="of:=SQRT( ([.B15] - [.B14] )^2 + ([.C15] - [.C14] )^2)" office:value-type="float" office:value="19.9163149201854" calcext:value-type="float">
            <text:p>19.9163149202</text:p>
          </table:table-cell>
          <table:table-cell table:formula="of:=[.G14] + [.F15]*[.$G$5]" office:value-type="float" office:value="168.46657894607" calcext:value-type="float">
            <text:p>168.46657894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29" calcext:value-type="float">
            <text:p>129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10</text:p>
          </table:table-cell>
          <table:table-cell/>
          <table:table-cell table:formula="of:=SQRT( ([.B16] - [.B15] )^2 + ([.C16] - [.C15] )^2)" office:value-type="float" office:value="19.9163149201854" calcext:value-type="float">
            <text:p>19.9163149202</text:p>
          </table:table-cell>
          <table:table-cell table:formula="of:=[.G15] + [.F16]*[.$G$5]" office:value-type="float" office:value="201.924756751038" calcext:value-type="float">
            <text:p>201.92475675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45" calcext:value-type="float">
            <text:p>145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125</text:p>
          </table:table-cell>
          <table:table-cell/>
          <table:table-cell table:formula="of:=SQRT( ([.B17] - [.B16] )^2 + ([.C17] - [.C16] )^2)" office:value-type="float" office:value="19.9163149201854" calcext:value-type="float">
            <text:p>19.9163149202</text:p>
          </table:table-cell>
          <table:table-cell table:formula="of:=[.G16] + [.F17]*[.$G$5]" office:value-type="float" office:value="235.382934556006" calcext:value-type="float">
            <text:p>235.382934556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61" calcext:value-type="float">
            <text:p>161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40</text:p>
          </table:table-cell>
          <table:table-cell/>
          <table:table-cell table:formula="of:=SQRT( ([.B18] - [.B17] )^2 + ([.C18] - [.C17] )^2)" office:value-type="float" office:value="19.9163149201854" calcext:value-type="float">
            <text:p>19.9163149202</text:p>
          </table:table-cell>
          <table:table-cell table:formula="of:=[.G17] + [.F18]*[.$G$5]" office:value-type="float" office:value="268.841112360975" calcext:value-type="float">
            <text:p>268.8411123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71.07" calcext:value-type="float">
            <text:p>171.07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55</text:p>
          </table:table-cell>
          <table:table-cell/>
          <table:table-cell table:formula="of:=SQRT( ([.B19] - [.B18] )^2 + ([.C19] - [.C18] )^2)" office:value-type="float" office:value="11.2429933736528" calcext:value-type="float">
            <text:p>11.2429933737</text:p>
          </table:table-cell>
          <table:table-cell table:formula="of:=[.G18] + [.F19]*[.$G$5]" office:value-type="float" office:value="287.728646167467" calcext:value-type="float">
            <text:p>287.728646167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80" calcext:value-type="float">
            <text:p>180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70</text:p>
          </table:table-cell>
          <table:table-cell/>
          <table:table-cell table:formula="of:=SQRT( ([.B20] - [.B19] )^2 + ([.C20] - [.C19] )^2)" office:value-type="float" office:value="8.93000000000001" calcext:value-type="float">
            <text:p>8.93</text:p>
          </table:table-cell>
          <table:table-cell table:formula="of:=[.G19] + [.F20]*[.$G$5]" office:value-type="float" office:value="302.730494099463" calcext:value-type="float">
            <text:p>302.7304940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3:02:43.308590625</dc:date>
    <meta:editing-duration>PT1M21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